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mpressum</text:h>
      <text:h text:style-name="Heading_20_2" text:outline-level="2">Informazioni secondo § 5 TMG</text:h>
      <text:p text:style-name="Standard">Manuel Helbing</text:p>
      <text:p text:style-name="Standard"/>
      <text:p text:style-name="Standard">Contatto:</text:p>
      <text:p text:style-name="Standard">Si prega di utilizzare il <office:annotation office:name="__Annotation__3073_1733192627"><dc:creator>Unknown Author</dc:creator><dc:date>2019-01-26T14:17:02.075000000</dc:date><text:p text:style-name="P1"><text:span text:style-name="T1">Will link to contact page</text:span></text:p></office:annotation>modulo di contatto<office:annotation-end office:name="__Annotation__3073_1733192627"/>.</text:p>
      <text:p text:style-name="Standard"/>
      <text:h text:style-name="Heading_20_2" text:outline-level="2"><office:annotation office:name="__Annotation__3074_1733192627"><dc:creator>Unknown Author</dc:creator><dc:date>2019-01-26T14:17:24.775000000</dc:date><text:p text:style-name="P1"><text:span text:style-name="T1">TBD!</text:span></text:p></office:annotation>Übersetzungen</text:h>
      <text:p text:style-name="Standard">Arabisch: ...</text:p>
      <text:p text:style-name="Standard">Deutsch: Manuel Helbing</text:p>
      <text:p text:style-name="Standard">Englisch: Manuel Helbing / Angela Klimek</text:p>
      <text:p text:style-name="Standard">Spanisch: Angela Klimek</text:p>
      <text:p text:style-name="Standard">Französisch: ...</text:p>
      <text:p text:style-name="Standard">Griechisch: ...</text:p>
      <text:p text:style-name="Standard">Italienisch: ...</text:p>
      <text:p text:style-name="Standard">Russisch: ...<office:annotation-end office:name="__Annotation__3074_1733192627"/></text:p>
      <text:p text:style-name="Standard"/>
      <text:h text:style-name="Heading_20_2" text:outline-level="2">Esclusione di responsabilitá </text:h>
      <text:h text:style-name="Heading_20_3" text:outline-level="3">Responsabilità per i link</text:h>
      <text:p text:style-name="Standard">La nostra offerta contiene link di siti web esterni gestiti da terzi sui cui contenuti non abbiamo alcuna influenza. Pertanto, non possiamo assumerci alcuna responsabilità per i contenuti di questi siti. Il contenuto delle pagine a cui facciamo riferimento è sempre responsabilità del rispettivo fornitore o gestore delle pagine. Le pagine collegate sono state controllate rispetto a eventuali violazioni legali al momento del collegamento. Al momento della pubblicazione dei link non era riconoscibile alcun contenuto illegale. Tuttavia, un continuo controllo del contenuto delle pagine a cui rimandiamo non è ragionevole senza prove concrete di una violazione della legge. Nel caso ci venissero notificate violazioni, rimuoveremo immediatamente i link interessati.</text:p>
      <text:p text:style-name="Standard"/>
      <text:h text:style-name="Heading_20_3" text:outline-level="3">Diritto d'autore</text:h>
      <text:p text:style-name="Standard">Il contenuto e i lavori su queste pagine che sono stati creati dai gestori del sito sono soggetti alla legge tedesca sul copyright. La duplicazione, elaborazione, distribuzione e qualsiasi tipo di utilizzo al di fuori dei limiti del diritto d'autore richiedono il consenso scritto del rispettivo autore o creatore. Download e copie di questo sito sono permessi solo per uso privato e non commerciale. Per quanto riguarda i contenuti sul sito che non sono stati creati dal gestore, vengono rispettati i diritti d'autore di terzi. In particolare, il contenuto fornito da terzi è reso riconoscibile come tale. Se doveste notare comunque una violazione del copyright, chiediamo gentilmente di farcelo presente. Dovessimo venire a conoscenza di una violazione, rimuoveremo immediatamente i contenuti interessati.</text:p>
      <text:p text:style-name="Standard"/>
      <text:h text:style-name="Heading_20_3" text:outline-level="3">Protezione dei dati</text:h>
      <text:p text:style-name="Standard">Il nostro sito web puó essere utilizzato senza fornire dati personali. Se sulla nostra pagina vengono raccolte informazioni personali (ad esempio nome, indirizzo o indirizzi di posta <text:soft-page-break/>elettronica), ciò avviene nei limiti del possibile sempre su base facoltativa. Questi dati non saranno divulgati a terzi senza il tuo esplicito consenso.</text:p>
      <text:p text:style-name="Standard">Preghiamo di notare che la trasmissione di dati via Internet (ad esempio, la comunicazione via e-mail) potrebbe presentare lacune di sicurezza. Una protezione completa dei dati dall'accesso da parte di terzi non è possibile.</text:p>
      <text:p text:style-name="Standard">L'uso a scopo dell’invio di materiale pubblicitario o informativo delle informazioni di contatto pubblicate in rispetto alla normativa di legge nell’Impressum è espressamente vietato. </text:p>
      <text:p text:style-name="Standard">I gestori della pagina si riservano espressamente il diritto di intraprendere azioni legali in caso vengano ricevute informazioni promozionali indesiderate, come e-mail di sp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4:16:04.664000000</meta:creation-date>
    <dc:date>2019-01-26T14:17:59.692000000</dc:date>
    <meta:editing-duration>PT1M55S</meta:editing-duration>
    <meta:editing-cycles>1</meta:editing-cycles>
    <meta:document-statistic meta:table-count="0" meta:image-count="0" meta:object-count="0" meta:page-count="2" meta:paragraph-count="24" meta:word-count="415" meta:character-count="2860" meta:non-whitespace-character-count="2467"/>
    <meta:generator>LibreOffice/6.1.4.2$Windows_X86_64 LibreOffice_project/9d0f32d1f0b509096fd65e0d4bec26ddd1938fd3</meta:generator>
  </office:meta>
</office:document-meta>
</file>